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7" style:family="table" style:master-page-name="Endnote">
      <style:table-properties style:width="17.143cm" fo:margin-left="0cm" fo:margin-right="-0.143cm" fo:margin-top="0cm" fo:margin-bottom="0cm" style:page-number="auto" fo:break-before="page" table:align="margins"/>
    </style:style>
    <style:style style:name="Table7.A" style:family="table-column">
      <style:table-column-properties style:column-width="12.561cm" style:rel-column-width="48017*"/>
    </style:style>
    <style:style style:name="Table7.B" style:family="table-column">
      <style:table-column-properties style:column-width="1.025cm" style:rel-column-width="3919*"/>
    </style:style>
    <style:style style:name="Table7.C" style:family="table-column">
      <style:table-column-properties style:column-width="3.558cm" style:rel-column-width="13599*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5.9cm" fo:margin-left="1.242cm" fo:margin-right="-0.141cm" fo:margin-top="0cm" fo:margin-bottom="0cm" table:align="margins"/>
    </style:style>
    <style:style style:name="Table4.A" style:family="table-column">
      <style:table-column-properties style:column-width="2.57cm" style:rel-column-width="10590*"/>
    </style:style>
    <style:style style:name="Table4.B" style:family="table-column">
      <style:table-column-properties style:column-width="0.533cm" style:rel-column-width="2195*"/>
    </style:style>
    <style:style style:name="Table4.C" style:family="table-column">
      <style:table-column-properties style:column-width="12.797cm" style:rel-column-width="52750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71cm" fo:margin-left="9.493cm" fo:margin-right="-0.164cm" table:align="margins"/>
    </style:style>
    <style:style style:name="Table6.A" style:family="table-column">
      <style:table-column-properties style:column-width="7.671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9" style:family="table" style:master-page-name="Endnote">
      <style:table-properties style:width="16.96cm" style:page-number="auto" fo:break-before="page" table:align="left"/>
    </style:style>
    <style:style style:name="Table9.A" style:family="table-column">
      <style:table-column-properties style:column-width="16.96cm"/>
    </style:style>
    <style:style style:name="Table9.A1" style:family="table-cell">
      <style:table-cell-properties fo:padding-left="0.191cm" fo:padding-right="0.191cm" fo:padding-top="0cm" fo:padding-bottom="0cm" fo:border="none"/>
    </style:style>
    <style:style style:name="Table10" style:family="table">
      <style:table-properties style:width="16.748cm" fo:margin-left="-0.074cm" fo:margin-right="-0.095cm" table:align="margins"/>
    </style:style>
    <style:style style:name="Table10.A" style:family="table-column">
      <style:table-column-properties style:column-width="16.748cm" style:rel-column-width="65535*"/>
    </style:style>
    <style:style style:name="Table10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10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Table11" style:family="table">
      <style:table-properties style:width="15.505cm" fo:margin-left="1.242cm" fo:margin-right="-0.168cm" fo:margin-top="0cm" fo:margin-bottom="0cm" table:align="margins"/>
    </style:style>
    <style:style style:name="Table11.A" style:family="table-column">
      <style:table-column-properties style:column-width="7.502cm" style:rel-column-width="31708*"/>
    </style:style>
    <style:style style:name="Table11.B" style:family="table-column">
      <style:table-column-properties style:column-width="0.519cm" style:rel-column-width="2191*"/>
    </style:style>
    <style:style style:name="Table11.C" style:family="table-column">
      <style:table-column-properties style:column-width="7.484cm" style:rel-column-width="31636*"/>
    </style:style>
    <style:style style:name="Table11.A1" style:family="table-cell">
      <style:table-cell-properties fo:padding-left="0.191cm" fo:padding-right="0.191cm" fo:padding-top="0cm" fo:padding-bottom="0cm" fo:border="none"/>
    </style:style>
    <style:style style:name="Table12" style:family="table">
      <style:table-properties style:width="7.223cm" fo:margin-left="9.493cm" fo:margin-right="-0.138cm" table:align="margins"/>
    </style:style>
    <style:style style:name="Table12.A" style:family="table-column">
      <style:table-column-properties style:column-width="7.223cm" style:rel-column-width="65535*"/>
    </style:style>
    <style:style style:name="Table1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top="0cm" fo:margin-bottom="0cm" fo:line-height="100%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11" style:family="paragraph" style:parent-style-name="Normal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12" style:family="paragraph" style:parent-style-name="Normal">
      <style:paragraph-properties fo:margin-top="0cm" fo:margin-bottom="0.3cm" fo:line-height="100%" fo:text-align="start" style:justify-single-word="false"/>
      <style:text-properties style:font-name="Tahoma" style:font-name-complex="Tahoma"/>
    </style:style>
    <style:style style:name="P13" style:family="paragraph" style:parent-style-name="Normal">
      <style:paragraph-properties fo:margin-left="12cm" fo:margin-right="0cm" fo:margin-top="0cm" fo:margin-bottom="0cm" fo:line-height="100%" fo:text-indent="0cm" style:auto-text-indent="false"/>
      <style:text-properties style:font-name="Tahoma" fo:font-weight="bold" style:font-weight-asian="bold" style:font-name-complex="Tahoma"/>
    </style:style>
    <style:style style:name="P14" style:family="paragraph" style:parent-style-name="Normal">
      <style:paragraph-properties fo:margin-left="13cm" fo:margin-right="0cm" fo:margin-top="0cm" fo:margin-bottom="0cm" fo:line-height="100%" fo:text-indent="0cm" style:auto-text-indent="false"/>
      <style:text-properties style:font-name="Tahoma" fo:font-weight="bold" style:font-weight-asian="bold" style:font-name-complex="Tahoma"/>
    </style:style>
    <style:style style:name="P15" style:family="paragraph" style:parent-style-name="Normal">
      <style:paragraph-properties fo:margin-left="13cm" fo:margin-right="0cm" fo:margin-top="0cm" fo:margin-bottom="0cm" fo:line-height="100%" fo:text-indent="0cm" style:auto-text-indent="false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{nama_satker}</text:p>
          </table:table-cell>
          <table:table-cell table:style-name="Table7.A1" office:value-type="string">
            <text:p text:style-name="P2"/>
          </table:table-cell>
          <table:table-cell table:style-name="Table7.A1" office:value-type="string">
            <text:p text:style-name="P3">P-9</text:p>
          </table:table-cell>
        </table:table-row>
      </table:table>
      <text:p text:style-name="P10"/>
      <text:p text:style-name="P10"/>
      <text:p text:style-name="P11">SURAT PANGGILAN {ISI1}</text:p>
      <text:p text:style-name="P11">NOMOR: SP-{no_surat}</text:p>
      <text:p text:style-name="P11"/>
      <text:p text:style-name="P13"/>
      <text:p text:style-name="P14">KEPADA YTH.</text:p>
      <text:p text:style-name="P14">{isi6}</text:p>
      <text:p text:style-name="P15"><text:span text:style-name="Default_20_Paragraph_20_Font"><text:span text:style-name="T1">DI – </text:span></text:span></text:p>
      <text:p text:style-name="P15"><text:span text:style-name="Default_20_Paragraph_20_Font"><text:span text:style-name="T1"><text:s text:c="9"/>{kepada_lokasi}</text:span></text:span></text:p>
      <text:p text:style-name="P9"><text:span text:style-name="Default_20_Paragraph_20_Font"><text:span text:style-name="T1"/></text:span></text:p>
      <text:p text:style-name="P2">Dengan ini kami minta kedatangan Saudara pada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Hari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1hari}</text:p>
          </table:table-cell>
        </table:table-row>
        <table:table-row>
          <table:table-cell table:style-name="Table4.A1" office:value-type="string">
            <text:p text:style-name="P2">Tanggal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2}</text:p>
          </table:table-cell>
        </table:table-row>
        <table:table-row>
          <table:table-cell table:style-name="Table4.A1" office:value-type="string">
            <text:p text:style-name="P2">Jam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3}</text:p>
          </table:table-cell>
        </table:table-row>
        <table:table-row>
          <table:table-cell table:style-name="Table4.A1" office:value-type="string">
            <text:p text:style-name="P2">Tempat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{isi4}</text:p>
          </table:table-cell>
        </table:table-row>
        <table:table-row>
          <table:table-cell table:style-name="Table4.A1" office:value-type="string">
            <text:p text:style-name="P2">Menghadap</text:p>
          </table:table-cell>
          <table:table-cell table:style-name="Table4.A1" office:value-type="string">
            <text:p text:style-name="P2">:</text:p>
          </table:table-cell>
          <table:table-cell table:style-name="Table4.A1" office:value-type="string">
            <text:p text:style-name="P2">Jaksa Penyidik</text:p>
          </table:table-cell>
        </table:table-row>
      </table:table>
      <text:p text:style-name="P2"/>
      <text:p text:style-name="P5">Untuk didengar dan diperiksa sebagai {isi1} dalam perkara tindak pidana {isi5} berdasarkan Surat Perintah Penyidikan/ Surat Perintah untuk melengkapi berkas perkara dari Kepala {nama_satker2} Nomor {isi7} tanggal {isi8}.</text:p>
      <text:p text:style-name="P5"/>
      <text:p text:style-name="P5"/>
      <table:table table:name="Table6" table:style-name="Table6">
        <table:table-column table:style-name="Table6.A"/>
        <table:table-row>
          <table:table-cell table:style-name="Table6.A1" office:value-type="string">
            <text:p text:style-name="P12">{lokasi_surat}, {tgl_surat}</text:p>
            <text:p text:style-name="P4">KEPALA {nama_satker}</text:p>
          </table:table-cell>
        </table:table-row>
        <table:table-row>
          <table:table-cell table:style-name="Table6.A1" office:value-type="string">
            <text:p text:style-name="P4"/>
            <text:p text:style-name="P4"/>
            <text:p text:style-name="P4"/>
          </table:table-cell>
        </table:table-row>
        <table:table-row>
          <table:table-cell table:style-name="Table6.A1" office:value-type="string">
            <text:p text:style-name="P4">{nama_ttd}</text:p>
            <text:p text:style-name="P4">{pangkat_ttd}/ NIP. {nip_ttd}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---------------------------------------------------------------------------------------------------------------------</text:p>
          </table:table-cell>
        </table:table-row>
        <table:table-row>
          <table:table-cell table:style-name="Table9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8">TANDA TERIMA</text:p>
                </table:table-cell>
              </table:table-row>
              <table:table-row>
                <table:table-cell table:style-name="Table10.A2" office:value-type="string">
                  <text:p text:style-name="P8">NOMOR: SP-{no_surat}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9.A1" office:value-type="string">
            <text:p text:style-name="P6">Surat Panggilan ini telah diterima dengan baik oleh saya:</text:p>
          </table:table-cell>
        </table:table-row>
        <table:table-row>
          <table:table-cell table:style-name="Table9.A1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P2">Nama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><text:s/></text:p>
                </table:table-cell>
              </table:table-row>
              <table:table-row>
                <table:table-cell table:style-name="Table11.A1" office:value-type="string">
                  <text:p text:style-name="P2">Hubungan dengan yang dipanggil (kalau yang dipanggil tidak ada di tempat)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  <table:table-row>
                <table:table-cell table:style-name="Table11.A1" office:value-type="string">
                  <text:p text:style-name="P2">Hari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  <table:table-row>
                <table:table-cell table:style-name="Table11.A1" office:value-type="string">
                  <text:p text:style-name="P2">Tanggal 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  <table:table-row>
                <table:table-cell table:style-name="Table11.A1" office:value-type="string">
                  <text:p text:style-name="P2">Jam</text:p>
                </table:table-cell>
                <table:table-cell table:style-name="Table11.A1" office:value-type="string">
                  <text:p text:style-name="P2">:</text:p>
                </table:table-cell>
                <table:table-cell table:style-name="Table11.A1" office:value-type="string">
                  <text:p text:style-name="P2"/>
                </table:table-cell>
              </table:table-row>
            </table:table>
            <text:p text:style-name="P7"/>
          </table:table-cell>
        </table:table-row>
        <table:table-row>
          <table:table-cell table:style-name="Table9.A1" office:value-type="string">
            <text:p text:style-name="P2"/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4">YANG MENERIMA</text:p>
                </table:table-cell>
              </table:table-row>
              <table:table-row>
                <table:table-cell table:style-name="Table12.A1" office:value-type="string">
                  <text:p text:style-name="P4"/>
                  <text:p text:style-name="P4"/>
                  <text:p text:style-name="P4"/>
                </table:table-cell>
              </table:table-row>
              <table:table-row>
                <table:table-cell table:style-name="Table12.A1" office:value-type="string">
                  <text:p text:style-name="P4">(___________________________)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34:00Z</meta:creation-date>
    <dc:date>2016-01-26T07:14:35.91</dc:date>
    <meta:editing-cycles>24</meta:editing-cycles>
    <meta:editing-duration>PT3H44M10S</meta:editing-duration>
    <meta:document-statistic meta:table-count="7" meta:image-count="0" meta:object-count="0" meta:page-count="2" meta:paragraph-count="46" meta:word-count="109" meta:character-count="878"/>
    <meta:template xlink:type="simple" xlink:actuate="onRequest" xlink:title="" xlink:href="Normal.dotm"/>
  </office:meta>
</office:document-meta>
</file>